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ody{</text:p>
      <text:p text:style-name="Standard"><text:tab/>/*background: url(image/logo.png) no-repeat center; </text:p>
      <text:p text:style-name="Standard"><text:tab/>background-size:1400px;*/</text:p>
      <text:p text:style-name="Standard">}</text:p>
      <text:p text:style-name="Standard">h1{</text:p>
      <text:p text:style-name="Standard"><text:tab/>text-align: center;</text:p>
      <text:p text:style-name="Standard"><text:tab/>font-size: xx-large;</text:p>
      <text:p text:style-name="Standard">}</text:p>
      <text:p text:style-name="Standard">p {font-family: arial black; <text:s/>/*police du texte*/</text:p>
      <text:p text:style-name="Standard"><text:tab/>border-left: 1px solid black;</text:p>
      <text:p text:style-name="Standard"><text:tab/>color:black;/*couleur du texte en noir*/</text:p>
      <text:p text:style-name="Standard"><text:tab/>font-size: medium; /*taille du texte*/ </text:p>
      <text:p text:style-name="Standard"/>
      <text:p text:style-name="Standard">}</text:p>
      <text:p text:style-name="Standard">#S1{</text:p>
      <text:p text:style-name="Standard"><text:tab/>position: absolute;</text:p>
      <text:p text:style-name="Standard"><text:tab/>top: 200px;</text:p>
      <text:p text:style-name="Standard"><text:tab/>left: 50px;</text:p>
      <text:p text:style-name="Standard">}</text:p>
      <text:p text:style-name="Standard">#S2</text:p>
      <text:p text:style-name="Standard"><text:tab/>{font-size: x-large;</text:p>
      <text:p text:style-name="Standard"><text:tab/><text:tab/>margin-left: 50px;}</text:p>
      <text:p text:style-name="Standard"/>
      <text:p text:style-name="Standard">#S3{</text:p>
      <text:p text:style-name="Standard"><text:tab/>font-size: x-large;</text:p>
      <text:p text:style-name="Standard"><text:tab/>margin-left: 50px; <text:s text:c="8"/></text:p>
      <text:p text:style-name="Standard"><text:s text:c="39"/>/*TITRE DES SITES*/</text:p>
      <text:p text:style-name="Standard">}</text:p>
      <text:p text:style-name="Standard">#S4{</text:p>
      <text:p text:style-name="Standard"><text:tab/>font-size: x-large;</text:p>
      <text:p text:style-name="Standard"><text:tab/>margin-left: 50px; <text:s text:c="4"/></text:p>
      <text:p text:style-name="Standard">}</text:p>
      <text:p text:style-name="Standard">#S5{</text:p>
      <text:p text:style-name="Standard"><text:tab/>font-size: x-large;</text:p>
      <text:p text:style-name="Standard"><text:tab/>margin-left: 50px;</text:p>
      <text:p text:style-name="Standard">}</text:p>
      <text:p text:style-name="Standard">#S6{</text:p>
      <text:p text:style-name="Standard"><text:tab/>font-size: x-large;</text:p>
      <text:p text:style-name="Standard"><text:tab/>margin-left: 50px;</text:p>
      <text:p text:style-name="Standard">}</text:p>
      <text:p text:style-name="Standard">#S7{</text:p>
      <text:p text:style-name="Standard"><text:tab/>font-size: x-large;</text:p>
      <text:p text:style-name="Standard"><text:tab/>margin-left: 50px;</text:p>
      <text:p text:style-name="Standard">}</text:p>
      <text:p text:style-name="Standard">img{</text:p>
      <text:p text:style-name="Standard"><text:tab/>width: 100px;</text:p>
      <text:p text:style-name="Standard"><text:tab/>width: 100px;</text:p>
      <text:p text:style-name="Standard">}</text:p>
      <text:p text:style-name="Standard">#ligneP{</text:p>
      <text:p text:style-name="Standard"><text:tab/>text-align: center;</text:p>
      <text:p text:style-name="Standard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6T18:53:46.667000000</meta:creation-date>
    <dc:date>2021-05-26T18:54:20.659000000</dc:date>
    <meta:editing-duration>PT34S</meta:editing-duration>
    <meta:editing-cycles>1</meta:editing-cycles>
    <meta:document-statistic meta:table-count="0" meta:image-count="0" meta:object-count="0" meta:page-count="1" meta:paragraph-count="49" meta:word-count="91" meta:character-count="739" meta:non-whitespace-character-count="615"/>
    <meta:generator>LibreOffice/7.0.3.1$Windows_X86_64 LibreOffice_project/d7547858d014d4cf69878db179d326fc3483e082</meta:generator>
  </office:meta>
</office:document-meta>
</file>